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8cm"/>
    </style:style>
    <style:style style:name="co2" style:family="table-column">
      <style:table-column-properties fo:break-before="auto" style:column-width="9.966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8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20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ce11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Désignation</text:p>
          </table:table-cell>
          <table:table-cell table:style-name="ce5" office:value-type="string" calcext:value-type="string">
            <text:p>Hébergement</text:p>
          </table:table-cell>
          <table:table-cell table:style-name="ce12" table:number-columns-repeated="1021"/>
        </table:table-row>
        <table:table-row table:style-name="ro1">
          <table:table-cell table:style-name="ce16" office:value-type="date" office:date-value="2023-05-16" calcext:value-type="date">
            <text:p>mardi 16 mai 2023</text:p>
          </table:table-cell>
          <table:table-cell table:style-name="ce6"/>
          <table:table-cell table:style-name="ce22" office:value-type="string" calcext:value-type="string">
            <text:p>St Molf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2">
          <table:table-cell table:style-name="ce16" table:formula="of:=[.A2]+1" office:value-type="date" office:date-value="2023-05-17" calcext:value-type="date">
            <text:p>mercredi 17 mai 2023</text:p>
          </table:table-cell>
          <table:table-cell table:style-name="ce6" office:value-type="string" calcext:value-type="string">
            <text:p>11h51 La Baule Escoublac</text:p>
            <text:p>15h25  Paris Montparnasse</text:p>
            <text:p>Métro L13 → place de Clichy – L2 (Père Lachaise) → Anvers et prendre le funiculaire</text:p>
            <text:p>19h30 Opéra de Paris The Dante project</text:p>
          </table:table-cell>
          <table:table-cell table:style-name="ce9" office:value-type="string" calcext:value-type="string">
            <text:p>Odalys 7-9 rue St Vincent 75018 Paris</text:p>
            <text:p>01 49 25 87 20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3">
          <table:table-cell table:style-name="ce16" table:formula="of:=[.A3]+1" office:value-type="date" office:date-value="2023-05-18" calcext:value-type="date">
            <text:p>jeudi 18 mai 2023</text:p>
          </table:table-cell>
          <table:table-cell table:style-name="ce20" office:value-type="string" calcext:value-type="string">
            <text:p>Maison La Roche 10 Square du Dr Blanche 75016</text:p>
            <text:p>10€ sans réservation ouvert le midi Métro Jasmin</text:p>
          </table:table-cell>
          <table:table-cell table:style-name="ce9" office:value-type="string" calcext:value-type="string">
            <text:p>Odalys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3">
          <table:table-cell table:style-name="ce16" table:formula="of:=[.A4]+1" office:value-type="date" office:date-value="2023-05-19" calcext:value-type="date">
            <text:p>vendredi 19 mai 2023</text:p>
          </table:table-cell>
          <table:table-cell table:style-name="ce20" office:value-type="string" calcext:value-type="string">
            <text:p>12h22 Paris Nord</text:p>
            <text:p>15h44 Amsterdam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5]+1" office:value-type="date" office:date-value="2023-05-20" calcext:value-type="date">
            <text:p>samedi 20 mai 2023</text:p>
          </table:table-cell>
          <table:table-cell table:style-name="ce20" office:value-type="string" calcext:value-type="string">
            <text:p>Repos Visite Edam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6]+1" office:value-type="date" office:date-value="2023-05-21" calcext:value-type="date">
            <text:p>dimanche 21 mai 2023</text:p>
          </table:table-cell>
          <table:table-cell table:style-name="ce20" office:value-type="string" calcext:value-type="string">
            <text:p>Vermeer 2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7]+1" office:value-type="date" office:date-value="2023-05-22" calcext:value-type="date">
            <text:p>lundi 22 mai 2023</text:p>
          </table:table-cell>
          <table:table-cell table:style-name="ce13" office:value-type="string" calcext:value-type="string">
            <text:p>Anne Franck ?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8]+1" office:value-type="date" office:date-value="2023-05-23" calcext:value-type="date">
            <text:p>mardi 23 mai 2023</text:p>
          </table:table-cell>
          <table:table-cell table:style-name="ce20" office:value-type="string" calcext:value-type="string">
            <text:p>Van Gogh 2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9]+1" office:value-type="date" office:date-value="2023-05-24" calcext:value-type="date">
            <text:p>mercredi 24 mai 2023</text:p>
          </table:table-cell>
          <table:table-cell table:style-name="ce13" office:value-type="string" calcext:value-type="string">
            <text:p>Vélo ?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10]+1" office:value-type="date" office:date-value="2023-05-25" calcext:value-type="date">
            <text:p>jeudi 25 mai 2023</text:p>
          </table:table-cell>
          <table:table-cell table:style-name="ce20" office:value-type="string" calcext:value-type="string">
            <text:p>Vermeer 1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1">
          <table:table-cell table:style-name="ce16" table:formula="of:=[.A11]+1" office:value-type="date" office:date-value="2023-05-26" calcext:value-type="date">
            <text:p>vendredi 26 mai 2023</text:p>
          </table:table-cell>
          <table:table-cell table:style-name="ce20" office:value-type="string" calcext:value-type="string">
            <text:p>Van Gogh 1</text:p>
          </table:table-cell>
          <table:table-cell table:style-name="ce24" office:value-type="string" calcext:value-type="string">
            <text:p>Carla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4">
          <table:table-cell table:style-name="ce16" table:formula="of:=[.A12]+1" office:value-type="date" office:date-value="2023-05-27" calcext:value-type="date">
            <text:p>samedi 27 mai 2023</text:p>
          </table:table-cell>
          <table:table-cell table:style-name="ce20" office:value-type="string" calcext:value-type="string">
            <text:p>Gwenola → Dublin</text:p>
            <text:p>Régis → St Molf</text:p>
            <text:p>15h05 Amsterdam</text:p>
            <text:p>16h40 Nantes</text:p>
            <text:p>Navette → gare de Nantes</text:p>
            <text:p>Nantes → La Baule Escoublac (acheter billet)</text:p>
          </table:table-cell>
          <table:table-cell table:style-name="ce24" office:value-type="string" calcext:value-type="string">
            <text:p>St Molf</text:p>
          </table:table-cell>
          <table:table-cell table:style-name="ce13" table:number-columns-repeated="5"/>
          <table:table-cell table:style-name="ce14" table:number-columns-repeated="1016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aris et Amsterda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 style:data-style-name="N2" text:time-value="11:31:01.594399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18:04:22.843379092</meta:creation-date>
    <meta:print-date>2023-04-26T11:58:46.150864379</meta:print-date>
    <dc:date>2023-04-26T11:58:23.957010628</dc:date>
    <meta:editing-duration>PT33M47S</meta:editing-duration>
    <meta:editing-cycles>3</meta:editing-cycles>
    <meta:generator>LibreOffice/6.4.7.2$Linux_X86_64 LibreOffice_project/40$Build-2</meta:generator>
    <meta:document-statistic meta:table-count="1" meta:cell-count="38" meta:object-count="0"/>
  </office:meta>
</office:document-meta>
</file>